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"Hauu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"I'm gonna... I'm gonna pee my pants...!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"I can't... wait anymore...!"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"Eh? Oh dear..."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"There, why don't you go in front of me?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"*nod* *nod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"U-um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"Thanks... for helping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"You can have this..."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"C'mon... hurry up—... *squirm*"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